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6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7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8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9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0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1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2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3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4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5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6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pr17" style:family="presentation" style:parent-style-name="OBJECT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4cm" fo:padding-bottom="0.134cm" fo:padding-left="0.268cm" fo:padding-right="0.268cm" fo:wrap-option="wrap"/>
    </style:style>
    <style:style style:name="co1" style:family="table-column">
      <style:table-column-properties style:column-width="6.491cm" style:use-optimal-column-width="false"/>
    </style:style>
    <style:style style:name="co2" style:family="table-column">
      <style:table-column-properties style:column-width="4.303cm" style:use-optimal-column-width="false"/>
    </style:style>
    <style:style style:name="co3" style:family="table-column">
      <style:table-column-properties style:column-width="8.678cm" style:use-optimal-column-width="false"/>
    </style:style>
    <style:style style:name="ro1" style:family="table-row">
      <style:table-row-properties style:row-height="2.487cm"/>
    </style:style>
    <style:style style:name="ro2" style:family="table-row">
      <style:table-row-properties style:row-height="1.27cm"/>
    </style:style>
    <style:style style:name="ro3" style:family="table-row">
      <style:table-row-properties style:row-height="2.288cm"/>
    </style:style>
    <style:style style:name="ro4" style:family="table-row">
      <style:table-row-properties style:row-height="2.284cm"/>
    </style:style>
    <style:style style:name="ce1" style:family="table-cell">
      <loext:graphic-properties draw:fill="solid" draw:fill-color="#ffff99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ffff99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ffff99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7" style:family="paragraph">
      <style:paragraph-properties fo:margin-left="1.693cm" fo:margin-right="0cm" fo:margin-top="0.226cm" fo:margin-bottom="0cm" fo:line-height="100%" fo:text-align="start" fo:text-indent="-1.692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2" style:family="paragraph">
      <style:paragraph-properties fo:margin-left="0.953cm" fo:margin-right="0cm" fo:margin-top="0cm" fo:margin-bottom="0cm" fo:line-height="80%" fo:text-align="start" fo:text-indent="-0.952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98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953cm" fo:margin-right="0cm" fo:margin-top="0.198cm" fo:margin-bottom="0cm" fo:line-height="80%" fo:text-align="start" fo:text-indent="-0.952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953cm" fo:margin-right="0cm" fo:margin-top="0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953cm" fo:margin-right="0cm" fo:margin-top="0.169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6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3.175cm" fo:margin-right="0cm" fo:margin-top="0.127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left="3.175cm" fo:margin-right="0cm" fo:margin-top="0.169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953cm" fo:margin-right="0cm" fo:margin-top="0.198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.953cm" fo:margin-right="0cm" fo:margin-top="0.141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.953cm" fo:margin-right="0cm" fo:margin-top="0.198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.953cm" fo:margin-right="0cm" fo:margin-top="0.226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198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28" style:family="paragraph">
      <style:paragraph-properties fo:margin-left="0.953cm" fo:margin-right="0cm" fo:margin-top="0.169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953cm" fo:margin-right="0cm" fo:margin-top="0.169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34" style:family="paragraph">
      <style:paragraph-properties fo:margin-left="4.445cm" fo:margin-right="0cm" fo:margin-top="0.113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font-style="normal" style:text-underline-style="none" fo:font-weight="bold" style:font-name-asian="Times New Roman" style:font-size-asian="54pt" style:font-style-asian="normal" style:font-weight-asian="bold" style:font-name-complex="Times New Roman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font-style="normal" style:text-underline-style="none" fo:font-weight="normal" style:font-name-asian="Times New Roman" style:font-size-asian="54pt" style:font-style-asian="normal" style:font-weight-asian="normal" style:font-name-complex="Times New Roman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name-asian="Times New Roman" style:font-size-asian="44pt" style:font-style-asian="normal" style:font-weight-asian="bold" style:font-name-complex="Times New Roman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name-asian="Times New Roman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italic" style:text-underline-style="none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40pt" fo:letter-spacing="normal" fo:font-style="normal" style:text-underline-style="none" fo:font-weight="normal" style:font-name-asian="Courier New" style:font-size-asian="40pt" style:font-style-asian="normal" style:font-weight-asian="normal" style:font-name-complex="Courier New" style:font-size-complex="4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69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1.69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Courier New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952cm"/>
        <style:text-properties style:font-name="Courier New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8;p13" presentation:style-name="pr1" draw:text-style-name="P2" draw:layer="layout" svg:width="21.589cm" svg:height="3.174cm" svg:x="1.905cm" svg:y="6.35cm" presentation:class="title" presentation:user-transformed="true">
          <draw:text-box>
            <text:p text:style-name="P1"><text:span text:style-name="T1">U.D.1</text:span><text:span text:style-name="T1"><text:line-break/></text:span><text:span text:style-name="T2"><text:line-break/></text:span><text:span text:style-name="T3">Conceptos Básicos de Programación</text:span><text:span text:style-name="T3"><text:line-break/></text:span><text:span text:style-name="T3"><text:line-break/></text:span><text:span text:style-name="T4">(3ª parte: Introducción al lenguaje C)</text:span><text:span text:style-name="T4"><text:line-break/></text:span><text:span text:style-name="T4"/></text:p>
          </draw:text-box>
        </draw:frame>
        <draw:custom-shape draw:name="Google Shape;89;p13" draw:style-name="gr1" draw:text-style-name="P3" draw:layer="layout" svg:width="20.998cm" svg:height="1.018cm" svg:x="2.5cm" svg:y="16.726cm">
          <text:p text:style-name="P1"><text:span text:style-name="T5">PROGRAMACIÓN – IES EL MAJU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5;p1:notes" presentation:style-name="pr2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86;p1:notes" draw:style-name="gr2" draw:layer="layout" svg:width="14.216cm" svg:height="10.662cm" svg:x="2.752cm" svg:y="2.134cm" draw:page-number="1" presentation:class="page"/>
        </presentation:notes>
      </draw:page>
      <draw:page draw:name="ÍNDICE" draw:style-name="dp1" draw:master-page-name="OBJECT" presentation:presentation-page-layout-name="AL2T11">
        <draw:frame draw:name="Google Shape;94;p14" presentation:style-name="pr3" draw:text-style-name="P2" draw:layer="layout" svg:width="21.589cm" svg:height="2.08cm" svg:x="1.698cm" svg:y="0.322cm" presentation:class="title" presentation:user-transformed="true">
          <draw:text-box>
            <text:p text:style-name="P1"><text:span text:style-name="T6">ÍNDICE</text:span></text:p>
          </draw:text-box>
        </draw:frame>
        <draw:frame draw:name="Google Shape;95;p14" presentation:style-name="pr4" draw:text-style-name="P8" draw:layer="layout" svg:width="21.589cm" svg:height="15.199cm" svg:x="2.297cm" svg:y="3.126cm" presentation:class="outline" presentation:user-transformed="true">
          <draw:text-box>
            <text:list text:style-name="L4">
              <text:list-item>
                <text:p text:style-name="P5"><text:span text:style-name="T7">Introducción.</text:span></text:p>
              </text:list-item>
              <text:list-item>
                <text:p text:style-name="P6"><text:span text:style-name="T7">Tipos de datos.</text:span></text:p>
              </text:list-item>
              <text:list-item>
                <text:p text:style-name="P6"><text:span text:style-name="T7">Identificadores y comentarios.</text:span></text:p>
              </text:list-item>
              <text:list-item>
                <text:p text:style-name="P6"><text:span text:style-name="T7">Asignación y expresiones.</text:span></text:p>
              </text:list-item>
              <text:list-item>
                <text:p text:style-name="P6"><text:span text:style-name="T7">Conversión de tipos.</text:span></text:p>
              </text:list-item>
              <text:list-item>
                <text:p text:style-name="P6"><text:span text:style-name="T7">Formato general de programa en C.</text:span></text:p>
              </text:list-item>
            </text:list>
            <text:p text:style-name="P7"><text:span text:style-name="T7">7. <text:s text:c="2"/>Instrucciones de E/S.</text:span></text:p>
            <text:p text:style-name="P7"><text:span text:style-name="T7"><text:tab/></text:span><text:span text:style-name="T7">7.1. Concepto de función.</text:span></text:p>
            <text:p text:style-name="P7"><text:span text:style-name="T7"><text:tab/></text:span><text:span text:style-name="T7">7.2. E/S con formato.</text:span></text:p>
          </draw:text-box>
        </draw:frame>
        <presentation:notes draw:style-name="dp2">
          <draw:frame draw:name="Google Shape;91;p2:notes" presentation:style-name="pr5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92;p2:notes" draw:style-name="gr2" draw:layer="layout" svg:width="14.216cm" svg:height="10.662cm" svg:x="2.752cm" svg:y="2.134cm" draw:page-number="2" presentation:class="page"/>
        </presentation:notes>
      </draw:page>
      <draw:page draw:name="1.INTRODUCCIÓN" draw:style-name="dp1" draw:master-page-name="OBJECT" presentation:presentation-page-layout-name="AL2T11">
        <draw:frame draw:name="Google Shape;100;p15" presentation:style-name="pr3" draw:text-style-name="P2" draw:layer="layout" svg:width="21.589cm" svg:height="3.174cm" svg:x="1.901cm" svg:y="0.723cm" presentation:class="title" presentation:user-transformed="true">
          <draw:text-box>
            <text:p text:style-name="P1"><text:span text:style-name="T8">1.INTRODUCCIÓN</text:span></text:p>
          </draw:text-box>
        </draw:frame>
        <draw:frame draw:name="Google Shape;101;p15" presentation:style-name="pr4" draw:text-style-name="P8" draw:layer="layout" svg:width="24.204cm" svg:height="14.203cm" svg:x="0.697cm" svg:y="4.123cm" presentation:class="outline" presentation:user-transformed="true">
          <draw:text-box>
            <text:list text:style-name="L7">
              <text:list-item>
                <text:p text:style-name="P5"><text:span text:style-name="T7">C fue diseñado por </text:span><text:span text:style-name="T9">Dennis Ritchie </text:span><text:span text:style-name="T7">para implementar el S.O. UNIX.</text:span></text:p>
              </text:list-item>
              <text:list-item>
                <text:p text:style-name="P6"><text:span text:style-name="T7">Lenguaje de alto nivel (o medio).</text:span></text:p>
              </text:list-item>
              <text:list-item>
                <text:p text:style-name="P6"><text:span text:style-name="T7">C es un lenguaje estructurado y modular.</text:span></text:p>
              </text:list-item>
              <text:list-item>
                <text:p text:style-name="P6"><text:span text:style-name="T7">C admite recursividad.</text:span></text:p>
              </text:list-item>
              <text:list-item>
                <text:p text:style-name="P6"><text:span text:style-name="T7">C++ es una ampliación del C con orientación a objetos.</text:span></text:p>
              </text:list-item>
              <text:list-item>
                <text:p text:style-name="P6"><text:span text:style-name="T7">C# es una implementación de C con orientación a objetos para la plataforma .NET.</text:span></text:p>
              </text:list-item>
            </text:list>
          </draw:text-box>
        </draw:frame>
        <presentation:notes draw:style-name="dp2">
          <draw:frame draw:name="Google Shape;97;p3:notes" presentation:style-name="pr6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98;p3:notes" draw:style-name="gr2" draw:layer="layout" svg:width="14.216cm" svg:height="10.662cm" svg:x="2.752cm" svg:y="2.134cm" draw:page-number="3" presentation:class="page"/>
        </presentation:notes>
      </draw:page>
      <draw:page draw:name="2. TIPOS DE DATOS" draw:style-name="dp1" draw:master-page-name="OBJECT" presentation:presentation-page-layout-name="AL2T11">
        <draw:frame draw:name="Google Shape;106;p16" presentation:style-name="pr3" draw:text-style-name="P2" draw:layer="layout" svg:width="22.797cm" svg:height="3.174cm" svg:x="1.693cm" svg:y="0.635cm" presentation:class="title" presentation:user-transformed="true">
          <draw:text-box>
            <text:p text:style-name="P1"><text:span text:style-name="T10">2. TIPOS DE DATOS</text:span></text:p>
          </draw:text-box>
        </draw:frame>
        <draw:frame draw:name="Google Shape;107;p16" draw:style-name="standard" draw:layer="layout" svg:width="19.471cm" svg:height="10.868cm" svg:x="2.963cm" svg:y="4.688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1">Tipo</text:span></text:p>
              </table:table-cell>
              <table:table-cell table:style-name="ce2">
                <text:p text:style-name="P1"><text:span text:style-name="T11">Tamaño </text:span></text:p>
                <text:p text:style-name="P9"><text:span text:style-name="T11">(bits)</text:span></text:p>
              </table:table-cell>
              <table:table-cell table:style-name="ce3">
                <text:p text:style-name="P1"><text:span text:style-name="T11">Descripción</text:span></text:p>
              </table:table-cell>
            </table:table-row>
            <table:table-row table:style-name="ro2">
              <table:table-cell table:style-name="ce4">
                <text:p text:style-name="P10"><text:span text:style-name="T12"><text:s/></text:span><text:span text:style-name="T13">char</text:span></text:p>
              </table:table-cell>
              <table:table-cell table:style-name="ce5">
                <text:p text:style-name="P10"><text:span text:style-name="T12">8</text:span></text:p>
              </table:table-cell>
              <table:table-cell table:style-name="ce6">
                <text:p text:style-name="P10"><text:span text:style-name="T12">Caracteres</text:span></text:p>
              </table:table-cell>
            </table:table-row>
            <table:table-row table:style-name="ro2">
              <table:table-cell table:style-name="ce4">
                <text:p text:style-name="P10"><text:span text:style-name="T12"><text:s/></text:span><text:span text:style-name="T13">int</text:span></text:p>
              </table:table-cell>
              <table:table-cell table:style-name="ce5">
                <text:p text:style-name="P10"><text:span text:style-name="T12">16</text:span></text:p>
              </table:table-cell>
              <table:table-cell table:style-name="ce6">
                <text:p text:style-name="P10"><text:span text:style-name="T12">Entero </text:span></text:p>
              </table:table-cell>
            </table:table-row>
            <table:table-row table:style-name="ro3">
              <table:table-cell table:style-name="ce4">
                <text:p text:style-name="P10"><text:span text:style-name="T12"><text:s/></text:span><text:span text:style-name="T13">float</text:span></text:p>
              </table:table-cell>
              <table:table-cell table:style-name="ce5">
                <text:p text:style-name="P10"><text:span text:style-name="T12">32</text:span></text:p>
              </table:table-cell>
              <table:table-cell table:style-name="ce6">
                <text:p text:style-name="P10"><text:span text:style-name="T12">Real en notación coma flotante</text:span></text:p>
              </table:table-cell>
            </table:table-row>
            <table:table-row table:style-name="ro4">
              <table:table-cell table:style-name="ce4">
                <text:p text:style-name="P10"><text:span text:style-name="T12"><text:s/></text:span><text:span text:style-name="T13">double</text:span></text:p>
              </table:table-cell>
              <table:table-cell table:style-name="ce5">
                <text:p text:style-name="P10"><text:span text:style-name="T12">64</text:span></text:p>
              </table:table-cell>
              <table:table-cell table:style-name="ce6">
                <text:p text:style-name="P10"><text:span text:style-name="T12">Real en coma flotante con doble precisión</text:span></text:p>
              </table:table-cell>
            </table:table-row>
            <table:table-row table:style-name="ro2">
              <table:table-cell table:style-name="ce7">
                <text:p text:style-name="P10"><text:span text:style-name="T12"><text:s/></text:span><text:span text:style-name="T13">void</text:span></text:p>
              </table:table-cell>
              <table:table-cell table:style-name="ce8">
                <text:p text:style-name="P10"><text:span text:style-name="T12">0</text:span></text:p>
              </table:table-cell>
              <table:table-cell table:style-name="ce9">
                <text:p text:style-name="P10"><text:span text:style-name="T12">Tipo especial “vacío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03;p4:notes" presentation:style-name="pr7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04;p4:notes" draw:style-name="gr2" draw:layer="layout" svg:width="14.216cm" svg:height="10.662cm" svg:x="2.752cm" svg:y="2.134cm" draw:page-number="4" presentation:class="page"/>
        </presentation:notes>
      </draw:page>
      <draw:page draw:name="MODIFICADORES DE TIPOS" draw:style-name="dp1" draw:master-page-name="OBJECT" presentation:presentation-page-layout-name="AL2T11">
        <draw:frame draw:name="Google Shape;112;p17" presentation:style-name="pr3" draw:text-style-name="P2" draw:layer="layout" svg:width="21.589cm" svg:height="2.327cm" svg:x="1.905cm" svg:y="1.124cm" presentation:class="title" presentation:user-transformed="true">
          <draw:text-box>
            <text:p text:style-name="P1"><text:span text:style-name="T10">MODIFICADORES DE TIPOS</text:span></text:p>
          </draw:text-box>
        </draw:frame>
        <draw:frame draw:name="Google Shape;113;p17" presentation:style-name="pr4" draw:text-style-name="P8" draw:layer="layout" svg:width="23.6cm" svg:height="13.599cm" svg:x="0.9cm" svg:y="4.524cm" presentation:class="outline" presentation:user-transformed="true">
          <draw:text-box>
            <text:list text:style-name="L7">
              <text:list-item>
                <text:p text:style-name="P5"><text:span text:style-name="T7">Palabra que se coloca antes del tipo y modifica el tamaño del tipo básico.</text:span></text:p>
              </text:list-item>
              <text:list-item>
                <text:p text:style-name="P6"><text:span text:style-name="T7">Posibles modificadores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4">signed</text:span></text:p>
                  </text:list-item>
                  <text:list-item>
                    <text:p text:style-name="P11"><text:span text:style-name="T14">unsigned</text:span></text:p>
                  </text:list-item>
                  <text:list-item>
                    <text:p text:style-name="P11"><text:span text:style-name="T14">short</text:span></text:p>
                  </text:list-item>
                  <text:list-item>
                    <text:p text:style-name="P11"><text:span text:style-name="T14">long</text:span></text:p>
                  </text:list-item>
                </text:list>
              </text:list-item>
              <text:list-item>
                <text:p text:style-name="P6"><text:span text:style-name="T7">Solo son posibles algunas combinaciones (ver tabla de modificadores).</text:span></text:p>
              </text:list-item>
            </text:list>
          </draw:text-box>
        </draw:frame>
        <presentation:notes draw:style-name="dp2">
          <draw:frame draw:name="Google Shape;109;p5:notes" presentation:style-name="pr8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10;p5:notes" draw:style-name="gr2" draw:layer="layout" svg:width="14.216cm" svg:height="10.662cm" svg:x="2.752cm" svg:y="2.134cm" draw:page-number="5" presentation:class="page"/>
        </presentation:notes>
      </draw:page>
      <draw:page draw:name="3. IDENTIFICADORES Y COMENTARIOS" draw:style-name="dp1" draw:master-page-name="OBJECT" presentation:presentation-page-layout-name="AL2T11">
        <draw:frame draw:name="Google Shape;118;p18" presentation:style-name="pr3" draw:text-style-name="P2" draw:layer="layout" svg:width="24.006cm" svg:height="3.174cm" svg:x="0.697cm" svg:y="1.693cm" presentation:class="title" presentation:user-transformed="true">
          <draw:text-box>
            <text:p text:style-name="P1"><text:span text:style-name="T15">3. IDENTIFICADORES Y COMENTARIOS</text:span></text:p>
          </draw:text-box>
        </draw:frame>
        <draw:frame draw:name="Google Shape;119;p18" presentation:style-name="pr4" draw:text-style-name="P8" draw:layer="layout" svg:width="23.803cm" svg:height="12.421cm" svg:x="0.9cm" svg:y="5.503cm" presentation:class="outline" presentation:user-transformed="true">
          <draw:text-box>
            <text:p text:style-name="P12"><text:span text:style-name="T16">Identificador:</text:span></text:p>
            <text:list text:style-name="L12">
              <text:list-item>
                <text:p text:style-name="P13"><text:span text:style-name="T16">Empieza por letra o subrayado y los siguientes caracteres pueden ser letras, números o subrayados.</text:span></text:p>
              </text:list-item>
              <text:list-item>
                <text:p text:style-name="P13"><text:span text:style-name="T16">Distingue mayúsculas y minúsculas.</text:span></text:p>
              </text:list-item>
              <text:list-item>
                <text:p text:style-name="P13"><text:span text:style-name="T16">No puede coincidir con palabras clave del lenguaje (ver lista).</text:span></text:p>
              </text:list-item>
            </text:list>
            <text:p text:style-name="P14"><text:span text:style-name="T16"/></text:p>
            <text:p text:style-name="P14"><text:span text:style-name="T16">Comentarios:</text:span></text:p>
            <text:list text:continue-numbering="true" text:style-name="L12">
              <text:list-item>
                <text:p text:style-name="P13"><text:span text:style-name="T16">De bloque</text:span><text:span text:style-name="T16"><text:tab/></text:span><text:span text:style-name="T16"><text:tab/></text:span><text:span text:style-name="T16"> /* <text:s text:c="10"/>*/</text:span></text:p>
              </text:list-item>
              <text:list-item>
                <text:p text:style-name="P13"><text:span text:style-name="T16">De línea</text:span><text:span text:style-name="T16"><text:tab/></text:span><text:span text:style-name="T16"><text:tab/></text:span><text:span text:style-name="T16">//</text:span></text:p>
              </text:list-item>
            </text:list>
          </draw:text-box>
        </draw:frame>
        <presentation:notes draw:style-name="dp2">
          <draw:frame draw:name="Google Shape;115;p6:notes" presentation:style-name="pr9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16;p6:notes" draw:style-name="gr2" draw:layer="layout" svg:width="14.216cm" svg:height="10.662cm" svg:x="2.752cm" svg:y="2.134cm" draw:page-number="6" presentation:class="page"/>
        </presentation:notes>
      </draw:page>
      <draw:page draw:name="4. ASIGNACIÓN Y EXPRESIONES" draw:style-name="dp1" draw:master-page-name="OBJECT" presentation:presentation-page-layout-name="AL2T11">
        <draw:frame draw:name="Google Shape;124;p19" presentation:style-name="pr3" draw:text-style-name="P2" draw:layer="layout" svg:width="22.797cm" svg:height="3.174cm" svg:x="1.698cm" svg:y="1.124cm" presentation:class="title" presentation:user-transformed="true">
          <draw:text-box>
            <text:p text:style-name="P1"><text:span text:style-name="T10">4. ASIGNACIÓN Y EXPRESIONES</text:span></text:p>
          </draw:text-box>
        </draw:frame>
        <draw:frame draw:name="Google Shape;125;p19" presentation:style-name="pr4" draw:text-style-name="P8" draw:layer="layout" svg:width="22.797cm" svg:height="12.62cm" svg:x="1.905cm" svg:y="5.503cm" presentation:class="outline" presentation:user-transformed="true">
          <draw:text-box>
            <text:p text:style-name="P15"><text:span text:style-name="T11">Variables 🡺 tipo lista_de_variables;</text:span></text:p>
            <text:p text:style-name="P16"><text:span text:style-name="T12"><text:tab/></text:span><text:span text:style-name="T13">int i,j;</text:span><text:span text:style-name="T12"> </text:span></text:p>
            <text:p text:style-name="P16"><text:span text:style-name="T11"/></text:p>
            <text:p text:style-name="P16"><text:span text:style-name="T11">Tipos de variables (visibilidad o ámbito):</text:span></text:p>
            <text:list text:style-name="L15">
              <text:list-item>
                <text:p text:style-name="P17"><text:span text:style-name="T12">Locales (visibles sólo en el lugar donde se declaran).</text:span></text:p>
              </text:list-item>
              <text:list-item>
                <text:p text:style-name="P17"><text:span text:style-name="T12">Globales (visibles en todo el programa, no deben usarse).</text:span></text:p>
              </text:list-item>
            </text:list>
            <text:p text:style-name="P16"><text:span text:style-name="T11"/></text:p>
            <text:p text:style-name="P16"><text:span text:style-name="T11">Asignación:</text:span></text:p>
            <text:p text:style-name="P16"><text:span text:style-name="T12"><text:tab/></text:span><text:span text:style-name="T13">i = j + 14;</text:span></text:p>
          </draw:text-box>
        </draw:frame>
        <presentation:notes draw:style-name="dp2">
          <draw:frame draw:name="Google Shape;121;p7:notes" presentation:style-name="pr10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22;p7:notes" draw:style-name="gr2" draw:layer="layout" svg:width="14.216cm" svg:height="10.662cm" svg:x="2.752cm" svg:y="2.134cm" draw:page-number="7" presentation:class="page"/>
        </presentation:notes>
      </draw:page>
      <draw:page draw:name="5. CONVERSIÓN DE TIPOS" draw:style-name="dp1" draw:master-page-name="OBJECT" presentation:presentation-page-layout-name="AL2T11">
        <draw:frame draw:name="Google Shape;130;p20" presentation:style-name="pr3" draw:text-style-name="P2" draw:layer="layout" svg:width="22.797cm" svg:height="2.601cm" svg:x="1.905cm" svg:y="0.723cm" presentation:class="title" presentation:user-transformed="true">
          <draw:text-box>
            <text:p text:style-name="P1"><text:span text:style-name="T10">5. CONVERSIÓN DE TIPOS</text:span></text:p>
          </draw:text-box>
        </draw:frame>
        <draw:frame draw:name="Google Shape;131;p20" presentation:style-name="pr4" draw:text-style-name="P8" draw:layer="layout" svg:width="22.996cm" svg:height="14.397cm" svg:x="1.905cm" svg:y="3.726cm" presentation:class="outline" presentation:user-transformed="true">
          <draw:text-box>
            <text:list text:style-name="L12">
              <text:list-item>
                <text:p text:style-name="P5"><text:span text:style-name="T16">En una sentencia de asignación el valor del lado derecho se convierte al del lado izquierdo:</text:span></text:p>
              </text:list-item>
            </text:list>
            <text:p text:style-name="P18"><text:span text:style-name="T17">int x;</text:span></text:p>
            <text:p text:style-name="P18"><text:span text:style-name="T17">double d = 3.14;</text:span></text:p>
            <text:p text:style-name="P19"><text:span text:style-name="T17">x = d; //se quedaría con 3</text:span><text:span text:style-name="T12"> (conversión implícita)</text:span></text:p>
            <text:list text:style-name="L17">
              <text:list-item>
                <text:p text:style-name="P20"><text:span text:style-name="T16">Puede hacerse una conversión explícita:</text:span></text:p>
              </text:list-item>
            </text:list>
            <text:p text:style-name="P21"><text:span text:style-name="T16"><text:tab/></text:span><text:span text:style-name="T16"><text:tab/></text:span><text:span text:style-name="T17">x= (int) d;</text:span></text:p>
            <text:list text:continue-numbering="true" text:style-name="L17">
              <text:list-item>
                <text:p text:style-name="P20"><text:span text:style-name="T16">Importante: En C la división entre enteros es división entera. Si queremos división con decimales debemos indicarlo con conversión explícita.</text:span></text:p>
              </text:list-item>
              <text:list-item>
                <text:p text:style-name="P20"><text:span text:style-name="T16">Ver tabla de conversión de tipos.</text:span></text:p>
              </text:list-item>
            </text:list>
          </draw:text-box>
        </draw:frame>
        <presentation:notes draw:style-name="dp2">
          <draw:frame draw:name="Google Shape;127;p8:notes" presentation:style-name="pr11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28;p8:notes" draw:style-name="gr2" draw:layer="layout" svg:width="14.216cm" svg:height="10.662cm" svg:x="2.752cm" svg:y="2.134cm" draw:page-number="8" presentation:class="page"/>
        </presentation:notes>
      </draw:page>
      <draw:page draw:name="6. FORMATO GENERAL DE UN PROGRAMA EN C" draw:style-name="dp1" draw:master-page-name="OBJECT" presentation:presentation-page-layout-name="AL2T11">
        <draw:frame draw:name="Google Shape;136;p21" presentation:style-name="pr3" draw:text-style-name="P2" draw:layer="layout" svg:width="22.797cm" svg:height="3.174cm" svg:x="1.499cm" svg:y="0.926cm" presentation:class="title" presentation:user-transformed="true">
          <draw:text-box>
            <text:p text:style-name="P1"><text:span text:style-name="T10">6. FORMATO GENERAL DE UN PROGRAMA EN C</text:span></text:p>
          </draw:text-box>
        </draw:frame>
        <draw:frame draw:name="Google Shape;137;p21" presentation:style-name="pr4" draw:text-style-name="P8" draw:layer="layout" svg:width="22.594cm" svg:height="11.429cm" svg:x="1.905cm" svg:y="5.503cm" presentation:class="outline" presentation:user-transformed="true">
          <draw:text-box>
            <text:p text:style-name="P15"><text:span text:style-name="T18">#include ....</text:span></text:p>
            <text:p text:style-name="P22"><text:span text:style-name="T18">#define .....</text:span></text:p>
            <text:p text:style-name="P22"><text:span text:style-name="T18"/></text:p>
            <text:p text:style-name="P22"><text:span text:style-name="T18">// Definición de variables globales (no deben</text:span></text:p>
            <text:p text:style-name="P22"><text:span text:style-name="T18">// usarse)</text:span></text:p>
            <text:p text:style-name="P22"><text:span text:style-name="T18"/></text:p>
            <text:p text:style-name="P22"><text:span text:style-name="T18">void main ( )</text:span></text:p>
            <text:p text:style-name="P22"><text:span text:style-name="T18">{</text:span></text:p>
            <text:p text:style-name="P22"><text:span text:style-name="T18"><text:s text:c="5"/></text:span><text:span text:style-name="T18">// Definición de variables locales</text:span></text:p>
            <text:p text:style-name="P22"><text:span text:style-name="T18"><text:s text:c="5"/></text:span><text:span text:style-name="T18">// Instrucciones del programa separadas por ;</text:span></text:p>
            <text:p text:style-name="P22"><text:span text:style-name="T18">}</text:span></text:p>
          </draw:text-box>
        </draw:frame>
        <presentation:notes draw:style-name="dp2">
          <draw:frame draw:name="Google Shape;133;p9:notes" presentation:style-name="pr12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34;p9:notes" draw:style-name="gr2" draw:layer="layout" svg:width="14.216cm" svg:height="10.662cm" svg:x="2.752cm" svg:y="2.134cm" draw:page-number="9" presentation:class="page"/>
        </presentation:notes>
      </draw:page>
      <draw:page draw:name="DIRECTIVA include" draw:style-name="dp1" draw:master-page-name="OBJECT" presentation:presentation-page-layout-name="AL2T11">
        <draw:frame draw:name="Google Shape;142;p22" presentation:style-name="pr3" draw:text-style-name="P2" draw:layer="layout" svg:width="22.797cm" svg:height="3.174cm" svg:x="1.499cm" svg:y="1.124cm" presentation:class="title" presentation:user-transformed="true">
          <draw:text-box>
            <text:p text:style-name="P1"><text:span text:style-name="T10">DIRECTIVA </text:span><text:span text:style-name="T19">include</text:span></text:p>
          </draw:text-box>
        </draw:frame>
        <draw:frame draw:name="Google Shape;143;p22" presentation:style-name="pr4" draw:text-style-name="P8" draw:layer="layout" svg:width="23.604cm" svg:height="12.999cm" svg:x="1.098cm" svg:y="4.926cm" presentation:class="outline" presentation:user-transformed="true">
          <draw:text-box>
            <text:p text:style-name="P23"><text:span text:style-name="T14">#include <text:s/>&lt;librería&gt;</text:span></text:p>
            <text:p text:style-name="P24"><text:span text:style-name="T14"/></text:p>
            <text:list text:style-name="L12">
              <text:list-item>
                <text:p text:style-name="P20"><text:span text:style-name="T16">Sirve para indicarle al compilador que utilice una librería necesaria para nuestro programa.</text:span></text:p>
              </text:list-item>
              <text:list-item>
                <text:p text:style-name="P20"><text:span text:style-name="T16">Una librería es un fichero que contiene un conjunto de “utilidades” (funciones) enlazadas entre sí y que podemos usar desde nuestro programa.</text:span></text:p>
              </text:list-item>
              <text:list-item>
                <text:p text:style-name="P20"><text:span text:style-name="T16">Librería estándar de E/S : <text:s text:c="2"/>stdio.h</text:span></text:p>
              </text:list-item>
            </text:list>
            <text:p text:style-name="P21"><text:span text:style-name="T16"><text:tab/></text:span><text:span text:style-name="T16"><text:tab/></text:span><text:span text:style-name="T14">#include <text:s/>&lt;stdio.h&gt;</text:span></text:p>
          </draw:text-box>
        </draw:frame>
        <presentation:notes draw:style-name="dp2">
          <draw:frame draw:name="Google Shape;139;p10:notes" presentation:style-name="pr13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40;p10:notes" draw:style-name="gr2" draw:layer="layout" svg:width="14.216cm" svg:height="10.662cm" svg:x="2.752cm" svg:y="2.134cm" draw:page-number="10" presentation:class="page"/>
        </presentation:notes>
      </draw:page>
      <draw:page draw:name="DIRECTIVA define" draw:style-name="dp1" draw:master-page-name="OBJECT" presentation:presentation-page-layout-name="AL2T11">
        <draw:frame draw:name="Google Shape;148;p23" presentation:style-name="pr3" draw:text-style-name="P2" draw:layer="layout" svg:width="22.797cm" svg:height="3.174cm" svg:x="1.499cm" svg:y="0.926cm" presentation:class="title" presentation:user-transformed="true">
          <draw:text-box>
            <text:p text:style-name="P1"><text:span text:style-name="T10">DIRECTIVA </text:span><text:span text:style-name="T19">define</text:span></text:p>
          </draw:text-box>
        </draw:frame>
        <draw:frame draw:name="Google Shape;149;p23" presentation:style-name="pr4" draw:text-style-name="P8" draw:layer="layout" svg:width="23.401cm" svg:height="12.421cm" svg:x="1.301cm" svg:y="5.503cm" presentation:class="outline" presentation:user-transformed="true">
          <draw:text-box>
            <text:p text:style-name="P23"><text:span text:style-name="T20">#define NOMBRECTE valor</text:span></text:p>
            <text:p text:style-name="P25"><text:span text:style-name="T20"/></text:p>
            <text:list text:style-name="L12">
              <text:list-item>
                <text:p text:style-name="P20"><text:span text:style-name="T16">Sirve para declarar una constante en el programa.</text:span></text:p>
              </text:list-item>
            </text:list>
            <text:p text:style-name="P26"><text:span text:style-name="T16"/></text:p>
            <text:list text:continue-numbering="true" text:style-name="L12">
              <text:list-item>
                <text:p text:style-name="P20"><text:span text:style-name="T16">Ejemplos:</text:span></text:p>
              </text:list-item>
            </text:list>
            <text:p text:style-name="P21"><text:span text:style-name="T16"><text:tab/></text:span><text:span text:style-name="T16"><text:tab/></text:span><text:span text:style-name="T14">#define MAXALUMNOS 30</text:span></text:p>
            <text:p text:style-name="P21"><text:span text:style-name="T14"><text:tab/></text:span><text:span text:style-name="T14"><text:tab/></text:span><text:span text:style-name="T14">#define IVA 0.16</text:span></text:p>
          </draw:text-box>
        </draw:frame>
        <presentation:notes draw:style-name="dp2">
          <draw:frame draw:name="Google Shape;145;p11:notes" presentation:style-name="pr14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46;p11:notes" draw:style-name="gr2" draw:layer="layout" svg:width="14.216cm" svg:height="10.662cm" svg:x="2.752cm" svg:y="2.134cm" draw:page-number="11" presentation:class="page"/>
        </presentation:notes>
      </draw:page>
      <draw:page draw:name="7. INSTRUCCIONES DE E/S&#10;7.1. Concepto de función" draw:style-name="dp1" draw:master-page-name="OBJECT" presentation:presentation-page-layout-name="AL2T11">
        <draw:frame draw:name="Google Shape;154;p24" presentation:style-name="pr3" draw:text-style-name="P2" draw:layer="layout" svg:width="22.797cm" svg:height="3.174cm" svg:x="1.499cm" svg:y="0.525cm" presentation:class="title" presentation:user-transformed="true">
          <draw:text-box>
            <text:p text:style-name="P1"><text:span text:style-name="T10">7. INSTRUCCIONES DE E/S</text:span><text:span text:style-name="T10"><text:line-break/></text:span><text:span text:style-name="T10">7.1. Concepto de función</text:span></text:p>
          </draw:text-box>
        </draw:frame>
        <draw:frame draw:name="Google Shape;155;p24" presentation:style-name="pr4" draw:text-style-name="P8" draw:layer="layout" svg:width="21.995cm" svg:height="8.801cm" svg:x="1.901cm" svg:y="4.524cm" presentation:class="outline" presentation:user-transformed="true">
          <draw:text-box>
            <text:list text:style-name="L15">
              <text:list-item>
                <text:p text:style-name="P5"><text:span text:style-name="T12">Una función es un conjunto de instrucciones que toma una serie de entradas, realiza alguna tarea concreta y produce una salida.</text:span></text:p>
              </text:list-item>
              <text:list-item>
                <text:p text:style-name="P27"><text:span text:style-name="T12">Puede que no reciba ninguna entrada y/o no produzca ninguna salida.</text:span></text:p>
              </text:list-item>
              <text:list-item>
                <text:p text:style-name="P27"><text:span text:style-name="T12">Las entradas a la función (parámetros o argumentos) se ponen entre paréntesis.</text:span></text:p>
              </text:list-item>
              <text:list-item>
                <text:p text:style-name="P27"><text:span text:style-name="T12">Ejemplo : <text:s text:c="3"/></text:span><text:span text:style-name="T13">c = pow (a, b);</text:span></text:p>
              </text:list-item>
            </text:list>
            <text:p text:style-name="P28"><text:span text:style-name="T12"/></text:p>
            <text:p text:style-name="P28"><text:span text:style-name="T12"/></text:p>
            <text:p text:style-name="P29"><text:span text:style-name="T12"/></text:p>
          </draw:text-box>
        </draw:frame>
        <draw:custom-shape draw:name="Google Shape;156;p24" draw:style-name="gr3" draw:text-style-name="P30" draw:layer="layout" svg:width="5.202cm" svg:height="3.783cm" svg:x="9.499cm" svg:y="13.727cm"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4" draw:style-name="gr4" draw:text-style-name="P31" draw:layer="layout" svg:width="2.199cm" svg:height="1.004cm" svg:x="7.298cm" svg:y="14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24" draw:style-name="gr4" draw:text-style-name="P31" draw:layer="layout" svg:width="2.001cm" svg:height="2.019cm" draw:transform="rotate (-3.14159265358979) translate (9.497cm 18.1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24" draw:style-name="gr4" draw:text-style-name="P31" draw:layer="layout" svg:width="2.799cm" svg:height="0.001cm" svg:x="14.702cm" svg:y="15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24" draw:style-name="gr1" draw:text-style-name="P3" draw:layer="layout" svg:width="1.198cm" svg:height="1.269cm" svg:x="6.496cm" svg:y="16.977cm">
          <text:p text:style-name="P10"><text:span text:style-name="T1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4" draw:style-name="gr1" draw:text-style-name="P3" draw:layer="layout" svg:width="1.198cm" svg:height="1.269cm" svg:x="6.297cm" svg:y="13.379cm">
          <text:p text:style-name="P10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4" draw:style-name="gr1" draw:text-style-name="P3" draw:layer="layout" svg:width="3.999cm" svg:height="1.269cm" svg:x="10.698cm" svg:y="14.724cm">
          <text:p text:style-name="P10"><text:span text:style-name="T12">p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4" draw:style-name="gr1" draw:text-style-name="P3" draw:layer="layout" svg:width="2.799cm" svg:height="1.269cm" svg:x="17.899cm" svg:y="14.927cm">
          <text:p text:style-name="P10"><text:span text:style-name="T12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1;p12:notes" presentation:style-name="pr15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52;p12:notes" draw:style-name="gr2" draw:layer="layout" svg:width="14.216cm" svg:height="10.662cm" svg:x="2.752cm" svg:y="2.134cm" draw:page-number="12" presentation:class="page"/>
        </presentation:notes>
      </draw:page>
      <draw:page draw:name="7.2. E/S con formato. Salida" draw:style-name="dp1" draw:master-page-name="OBJECT" presentation:presentation-page-layout-name="AL2T11">
        <draw:frame draw:name="Google Shape;168;p25" presentation:style-name="pr3" draw:text-style-name="P2" draw:layer="layout" svg:width="22.797cm" svg:height="3.174cm" svg:x="1.499cm" svg:y="1.124cm" presentation:class="title" presentation:user-transformed="true">
          <draw:text-box>
            <text:p text:style-name="P1"><text:span text:style-name="T10">7.2. E/S con formato. Salida</text:span></text:p>
          </draw:text-box>
        </draw:frame>
        <draw:frame draw:name="Google Shape;169;p25" presentation:style-name="pr4" draw:text-style-name="P8" draw:layer="layout" svg:width="21.995cm" svg:height="13.48cm" svg:x="2.099cm" svg:y="4.643cm" presentation:class="outline" presentation:user-transformed="true">
          <draw:text-box>
            <text:p text:style-name="P23"><text:span text:style-name="T13">printf (“Lo que se va a escribir”, …);</text:span></text:p>
            <text:p text:style-name="P29"><text:span text:style-name="T12"/></text:p>
            <text:list text:style-name="L15">
              <text:list-item>
                <text:p text:style-name="P32"><text:span text:style-name="T12">Escribe datos de diferentes formatos en la salida estándar (pantalla).</text:span></text:p>
              </text:list-item>
              <text:list-item>
                <text:p text:style-name="P32"><text:span text:style-name="T12">Ver tabla de especificadores de formato y secuencias de escape.</text:span></text:p>
              </text:list-item>
              <text:list-item>
                <text:p text:style-name="P32"><text:span text:style-name="T12">Ejemplos:</text:span></text:p>
              </text:list-item>
            </text:list>
            <text:p text:style-name="P33"><text:span text:style-name="T21"><text:tab/></text:span><text:span text:style-name="T18">int num = 8;</text:span></text:p>
            <text:p text:style-name="P33"><text:span text:style-name="T18"><text:s text:c="2"/></text:span><text:span text:style-name="T18">printf (“Hola \n“);</text:span></text:p>
            <text:p text:style-name="P33"><text:span text:style-name="T18"><text:tab/></text:span><text:span text:style-name="T18">num = num + 2;</text:span></text:p>
            <text:p text:style-name="P33"><text:span text:style-name="T18"><text:tab/></text:span><text:span text:style-name="T18">printf (“El número vale %d”, num);</text:span></text:p>
          </draw:text-box>
        </draw:frame>
        <presentation:notes draw:style-name="dp2">
          <draw:frame draw:name="Google Shape;165;p13:notes" presentation:style-name="pr16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66;p13:notes" draw:style-name="gr2" draw:layer="layout" svg:width="14.216cm" svg:height="10.662cm" svg:x="2.752cm" svg:y="2.134cm" draw:page-number="13" presentation:class="page"/>
        </presentation:notes>
      </draw:page>
      <draw:page draw:name="7.2. E/S con formato. Entrada" draw:style-name="dp1" draw:master-page-name="OBJECT" presentation:presentation-page-layout-name="AL2T11">
        <draw:frame draw:name="Google Shape;174;p26" presentation:style-name="pr3" draw:text-style-name="P2" draw:layer="layout" svg:width="22.797cm" svg:height="2.323cm" svg:x="1.499cm" svg:y="0.401cm" presentation:class="title" presentation:user-transformed="true">
          <draw:text-box>
            <text:p text:style-name="P1"><text:span text:style-name="T10">7.2. E/S con formato. Entrada</text:span></text:p>
          </draw:text-box>
        </draw:frame>
        <draw:frame draw:name="Google Shape;175;p26" presentation:style-name="pr4" draw:text-style-name="P8" draw:layer="layout" svg:width="23.203cm" svg:height="15.199cm" svg:x="1.499cm" svg:y="3.126cm" presentation:class="outline" presentation:user-transformed="true">
          <draw:text-box>
            <text:p text:style-name="P23"><text:span text:style-name="T14">scanf (“formato”, &amp;var);</text:span></text:p>
            <text:p text:style-name="P29"><text:span text:style-name="T12"/></text:p>
            <text:list text:style-name="L15">
              <text:list-item>
                <text:p text:style-name="P32"><text:span text:style-name="T12">Lee datos de diferentes formatos en la entrada estándar (teclado).</text:span></text:p>
              </text:list-item>
              <text:list-item>
                <text:p text:style-name="P32"><text:span text:style-name="T12">“</text:span><text:span text:style-name="T13">formato</text:span><text:span text:style-name="T12">” es el indicador que indica qué tipo de dato se va a leer.</text:span></text:p>
              </text:list-item>
            </text:list>
            <text:list text:style-name="L28">
              <text:list-item>
                <text:p text:style-name="P32"><text:span text:style-name="T13">var</text:span><text:span text:style-name="T12"> es el nombre de la variable donde se va a almacenar el dato y siempre </text:span><text:span text:style-name="T22">debe estar precedido del símbolo &amp;</text:span><text:span text:style-name="T12">.</text:span></text:p>
              </text:list-item>
            </text:list>
            <text:list text:style-name="L15">
              <text:list-item>
                <text:p text:style-name="P32"><text:span text:style-name="T12">Después de un </text:span><text:span text:style-name="T13">scanf</text:span><text:span text:style-name="T12"> </text:span><text:span text:style-name="T22">debe seguir siempre una instrucción fflush(stdin);</text:span><text:span text:style-name="T12"> <text:s text:c="2"/>(vacía el contenido del buffer de entrada).</text:span></text:p>
              </text:list-item>
              <text:list-item>
                <text:p text:style-name="P32"><text:span text:style-name="T12">Ejemplos:</text:span></text:p>
              </text:list-item>
            </text:list>
            <text:p text:style-name="P34"><text:span text:style-name="T23"><text:tab/></text:span><text:span text:style-name="T24">int num;</text:span></text:p>
            <text:p text:style-name="P34"><text:span text:style-name="T24"><text:s text:c="2"/></text:span><text:span text:style-name="T24">printf(“ Escribe un número“);</text:span></text:p>
            <text:p text:style-name="P34"><text:span text:style-name="T24"><text:tab/></text:span><text:span text:style-name="T24">scanf(“%d”, &amp;num);</text:span></text:p>
            <text:p text:style-name="P34"><text:span text:style-name="T24"><text:s text:c="2"/></text:span><text:span text:style-name="T25">fflush(stdin);</text:span></text:p>
          </draw:text-box>
        </draw:frame>
        <presentation:notes draw:style-name="dp2">
          <draw:frame draw:name="Google Shape;171;p14:notes" presentation:style-name="pr17" draw:text-style-name="P4" draw:layer="layout" svg:width="14.463cm" svg:height="12.787cm" svg:x="2.628cm" svg:y="13.507cm" presentation:class="notes" presentation:placeholder="true" presentation:user-transformed="true">
            <draw:text-box/>
          </draw:frame>
          <draw:page-thumbnail draw:name="Google Shape;172;p14:notes" draw:style-name="gr2" draw:layer="layout" svg:width="14.216cm" svg:height="10.662cm" svg:x="2.752cm" svg:y="2.134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21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20;p2" presentation:style-name="Mpr1" draw:text-style-name="MP7" draw:layer="backgroundobjects" svg:width="5.291cm" svg:height="1.269cm" svg:x="18.20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22;p3" presentation:style-name="OBJECT-title" draw:layer="backgroundobjects" svg:width="21.589cm" svg:height="3.174cm" svg:x="1.905cm" svg:y="1.693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1.589cm" svg:height="11.429cm" svg:x="1.905cm" svg:y="5.503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26;p3" presentation:style-name="Mpr4" draw:text-style-name="MP7" draw:layer="backgroundobjects" svg:width="5.291cm" svg:height="1.269cm" svg:x="18.20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4.212cm" svg:height="10.659cm" svg:x="2.753cm" svg:y="2.16cm" presentation:class="page"/>
        <draw:frame presentation:style-name="OBJEC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